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color="#0000FF"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color="#0000FF" fo:font-size="14pt" style:font-size-asian="14pt" style:font-size-complex="14pt"/>
    </style:style>
    <style:style style:name="P15" style:parent-style-name="Standard" style:family="paragraph">
      <style:text-properties fo:color="#0000FF" fo:font-size="14pt" style:font-size-asian="14pt" style:font-size-complex="14pt"/>
    </style:style>
    <style:style style:name="P16" style:parent-style-name="Standard" style:family="paragraph">
      <style:text-properties fo:color="#0000FF"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color="#0000FF"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color="#0000FF" fo:font-size="14pt" style:font-size-asian="14pt" style:font-size-complex="14pt"/>
    </style:style>
    <style:style style:name="P24" style:parent-style-name="Standard" style:family="paragraph">
      <style:text-properties fo:color="#0000FF"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color="#0000FF"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color="#0000FF"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color="#0000FF"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color="#0000FF"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color="#0000FF" fo:font-size="14pt" style:font-size-asian="14pt" style:font-size-complex="14pt"/>
    </style:style>
    <style:style style:name="P58" style:parent-style-name="Standard" style:family="paragraph">
      <style:text-properties fo:color="#0000FF" fo:font-size="14pt" style:font-size-asian="14pt" style:font-size-complex="14pt"/>
    </style:style>
    <style:style style:name="P59" style:parent-style-name="Standard" style:family="paragraph">
      <style:text-properties fo:color="#0000FF"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color="#0000FF"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color="#0000FF" fo:font-size="14pt" style:font-size-asian="14pt" style:font-size-complex="14pt"/>
    </style:style>
    <style:style style:name="P68" style:parent-style-name="Standard" style:family="paragraph">
      <style:text-properties fo:color="#0000FF"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color="#0000FF"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color="#0000FF" fo:font-size="14pt" style:font-size-asian="14pt" style:font-size-complex="14pt"/>
    </style:style>
    <style:style style:name="P77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color="#0000FF" fo:font-size="14pt" style:font-size-asian="14pt" style:font-size-complex="14pt"/>
    </style:style>
    <style:style style:name="P82" style:parent-style-name="Standard" style:family="paragraph">
      <style:text-properties fo:color="#0000FF" fo:font-size="14pt" style:font-size-asian="14pt" style:font-size-complex="14pt"/>
    </style:style>
    <style:style style:name="P83" style:parent-style-name="Standard" style:family="paragraph">
      <style:text-properties fo:color="#0000FF"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text-properties fo:color="#0000FF"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color="#0000FF"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text-properties fo:color="#0000FF"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color="#0000FF"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color="#0000FF" fo:font-size="14pt" style:font-size-asian="14pt" style:font-size-complex="14pt"/>
    </style:style>
    <style:style style:name="P105" style:parent-style-name="Standard" style:family="paragraph">
      <style:text-properties fo:color="#0000FF"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Zadanie na Pumy</text:p>
      <text:p text:style-name="P2"/>
      <text:p text:style-name="P3"/>
      <text:p text:style-name="P4">Przed rozmową z Sołtysem</text:p>
      <text:p text:style-name="P5">- Odejdź, nie rozmawiam z byle kim.</text:p>
      <text:p text:style-name="P6"/>
      <text:p text:style-name="P7"/>
      <text:p text:style-name="P8">Rozmowa z "myśliwym"</text:p>
      <text:p text:style-name="P9"/>
      <text:p text:style-name="P10"/>
      <text:p text:style-name="P11">- Witaj, kim jesteś?</text:p>
      <text:p text:style-name="P12">-<text:s/>Myśliwym. Dbam o to żeby dzikie zwierzęta nie wchodziły na teren<text:s/>wioski.<text:s/>Teraz się jakoś tych kocurów namnożyło,<text:s/>że<text:s/>szkoda gadać…</text:p>
      <text:p text:style-name="P13"/>
      <text:p text:style-name="P14">- Mogę ci jakoś pomóc?</text:p>
      <text:p text:style-name="P15">- Co słychać?</text:p>
      <text:p text:style-name="P16">- Bywaj.</text:p>
      <text:p text:style-name="P17"/>
      <text:p text:style-name="P18"/>
      <text:p text:style-name="P19"/>
      <text:p text:style-name="P20">- Mogę ci jakoś pomóc?</text:p>
      <text:p text:style-name="P21">- W sumie czemu nie,<text:s/>w lesie na zachód od wsi<text:s/>grasuje<text:s/>stado<text:s/>pum, zabij<text:s/>je, a<text:s/>cię wynagrodzę.</text:p>
      <text:p text:style-name="P22"/>
      <text:p text:style-name="P23">- Nie ma sprawy, zajmę się tym.</text:p>
      <text:p text:style-name="P24">- Nie mam czasu teraz biegać za dzikimi zwierzętami.</text:p>
      <text:p text:style-name="P25"/>
      <text:p text:style-name="P26"/>
      <text:p text:style-name="P27"/>
      <text:p text:style-name="P28">- Nie ma sprawy, zajmę się tym.</text:p>
      <text:p text:style-name="P29">- Dzięki,<text:s/>a o nagrodzie jeszcze pomyślimy.</text:p>
      <text:p text:style-name="P30"/>
      <text:p text:style-name="P31"/>
      <text:p text:style-name="P32"/>
      <text:p text:style-name="P33">- Nie mam czasu teraz biegać za dzikimi zwierzętami.</text:p>
      <text:p text:style-name="P34">- Nikt nie ma czasu, dlatego mi każą to robić.</text:p>
      <text:p text:style-name="P35"/>
      <text:p text:style-name="P36"/>
      <text:p text:style-name="P37"/>
      <text:p text:style-name="P38">- Co słychać?</text:p>
      <text:p text:style-name="P39">- A daj spokój, brama zamknięta, to nie ma kto przyjść nam pomóc. Sam to co ja zrobię? Magii nie używam, widłami dużo nie zdziałam, a tych bestii wokół coraz więcej. Jeszcze się jakiś potwór w kopalni zalągł. Ja nie głupi, zabić się nie dam i tak ostatnio cudem<text:s/>przeżyłem, zaatakowany w biały dzień przez<text:s/>tego kota.</text:p>
      <text:soft-page-break/>
      <text:p text:style-name="P40">A straż<text:s/>zamiast stać i marudzić, wzięłaby się<text:s/>do roboty<text:s/>i<text:s/>pomogła<text:s/>wiosce.</text:p>
      <text:p text:style-name="P41"/>
      <text:p text:style-name="P42"/>
      <text:p text:style-name="P43"/>
      <text:p text:style-name="P44"/>
      <text:p text:style-name="P45">- Musze już iść.</text:p>
      <text:p text:style-name="P46">- A tak, tak. Ja też nie mam teraz czasu na rozmowy</text:p>
      <text:p text:style-name="P47">Koniec Rozmowy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- Czego chcesz?</text:p>
      <text:p text:style-name="P56"/>
      <text:p text:style-name="P57">- Co do tych<text:s/>dzikich zwierząt.</text:p>
      <text:p text:style-name="P58">- Co słychać?</text:p>
      <text:p text:style-name="P59">- Bywaj.</text:p>
      <text:p text:style-name="P60"/>
      <text:p text:style-name="P61"/>
      <text:p text:style-name="P62"/>
      <text:p text:style-name="P63"/>
      <text:p text:style-name="P64">- Co do tych dzikich zwierząt.</text:p>
      <text:p text:style-name="P65">- Tak?</text:p>
      <text:p text:style-name="P66"/>
      <text:p text:style-name="P67">- Zajmę się tym.</text:p>
      <text:p text:style-name="P68">- Muszę już iść.</text:p>
      <text:p text:style-name="P69"/>
      <text:p text:style-name="P70"/>
      <text:p text:style-name="P71"/>
      <text:p text:style-name="P72">- Zajmę się tym.</text:p>
      <text:p text:style-name="P73">- Dzięki, a o nagrodzie jeszcze pomyślimy.</text:p>
      <text:p text:style-name="P74"/>
      <text:p text:style-name="P75"/>
      <text:p text:style-name="P76">- Muszę już iść.</text:p>
      <text:p text:style-name="P77">Koniec Rozmowy</text:p>
      <text:p text:style-name="P78"/>
      <text:p text:style-name="P79">- Czego chcesz?</text:p>
      <text:p text:style-name="P80"/>
      <text:p text:style-name="P81">- Co do tych dzikich zwierząt.</text:p>
      <text:p text:style-name="P82">- Co słychać?</text:p>
      <text:p text:style-name="P83">- Bywaj.</text:p>
      <text:p text:style-name="P84"/>
      <text:p text:style-name="P85"/>
      <text:p text:style-name="P86"/>
      <text:p text:style-name="P87">Przed wykonaniem zadania</text:p>
      <text:p text:style-name="P88">- Co do tych dzikich zwierząt.</text:p>
      <text:p text:style-name="P89">- Tak?</text:p>
      <text:p text:style-name="P90">- Jeszcze się ich nie pozbyłam.</text:p>
      <text:p text:style-name="P91">- Pośpiesz się, sołtys mi<text:s/>marudzi, że już dawno problem powinien być rozwiązany.</text:p>
      <text:p text:style-name="P92"/>
      <text:p text:style-name="P93"/>
      <text:p text:style-name="P94"/>
      <text:p text:style-name="P95">Po wykonaniem zadania</text:p>
      <text:p text:style-name="P96">- Co do tych dzikich zwierząt.</text:p>
      <text:p text:style-name="P97">- Tak?</text:p>
      <text:p text:style-name="P98">- Już nie będą niepokoić mieszkańców.</text:p>
      <text:p text:style-name="P99">- Wspaniale,<text:s/>oto twoja zapłata. Nie za wiele, ale też wiele nie mam.</text:p>
      <text:p text:style-name="P100"/>
      <text:p text:style-name="P101"/>
      <text:p text:style-name="P102"/>
      <text:p text:style-name="P103"/>
      <text:p text:style-name="P104">- Co słychać?</text:p>
      <text:p text:style-name="P105">- Bywaj.</text:p>
      <text:p text:style-name="P106"/>
      <text:p text:style-name="P107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ur Kwas</dc:creator>
    <meta:creation-date>2019-03-31T20:06:00Z</meta:creation-date>
    <dc:date>2019-05-07T09:57:00Z</dc:date>
    <meta:template xlink:href="Normal" xlink:type="simple"/>
    <meta:editing-cycles>2</meta:editing-cycles>
    <meta:editing-duration>PT660S</meta:editing-duration>
    <meta:document-statistic meta:page-count="3" meta:paragraph-count="3" meta:word-count="269" meta:character-count="1885" meta:row-count="13" meta:non-whitespace-character-count="1619"/>
  </office:meta>
</office:document-meta>
</file>